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angal1" svg:font-family="Manga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Код">
      <style:text-properties fo:language="en" fo:country="US"/>
    </style:style>
    <style:style style:name="P5" style:family="paragraph" style:parent-style-name="Код">
      <style:text-properties fo:color="#0047ff"/>
    </style:style>
    <style:style style:name="P6" style:family="paragraph" style:parent-style-name="Код">
      <style:text-properties fo:color="#0047ff" fo:language="en" fo:country="US"/>
    </style:style>
    <style:style style:name="P7" style:family="paragraph" style:parent-style-name="Код">
      <style:text-properties fo:color="#00ae00"/>
    </style:style>
    <style:style style:name="P8" style:family="paragraph" style:parent-style-name="Код">
      <style:text-properties fo:color="#000000"/>
    </style:style>
    <style:style style:name="P9" style:family="paragraph" style:parent-style-name="Код">
      <style:text-properties fo:color="#000000"/>
    </style:style>
    <style:style style:name="P10" style:family="paragraph" style:parent-style-name="Код">
      <style:text-properties fo:color="#00ae00"/>
    </style:style>
    <style:style style:name="P11" style:family="paragraph" style:parent-style-name="Heading_20_2">
      <style:paragraph-properties fo:break-before="page"/>
    </style:style>
    <style:style style:name="P12" style:family="paragraph" style:parent-style-name="Text_20_body">
      <style:paragraph-properties fo:margin-left="0cm" fo:margin-right="0cm" fo:text-indent="0cm" style:auto-text-indent="false"/>
    </style:style>
    <style:style style:name="P13" style:family="paragraph">
      <style:paragraph-properties fo:text-align="center"/>
    </style:style>
    <style:style style:name="P14" style:family="paragraph">
      <style:paragraph-properties fo:text-align="center"/>
      <style:text-properties style:font-name="Anonymous Pro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Anonymous Pro1"/>
    </style:style>
    <style:style style:name="T4" style:family="text">
      <style:text-properties style:font-name="Anonymous Pro1"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ae00"/>
    </style:style>
    <style:style style:name="T7" style:family="text">
      <style:text-properties fo:color="#00ae00" style:font-name="Anonymous Pro1"/>
    </style:style>
    <style:style style:name="T8" style:family="text">
      <style:text-properties fo:color="#00ae00" style:font-name="Anonymous Pro1"/>
    </style:style>
    <style:style style:name="T9" style:family="text">
      <style:text-properties fo:color="#00ae00" style:font-name="Anonymous Pro1" fo:language="en" fo:country="US"/>
    </style:style>
    <style:style style:name="T10" style:family="text">
      <style:text-properties fo:color="#00ae00" fo:font-weight="normal" style:font-weight-asian="normal" style:font-weight-complex="normal"/>
    </style:style>
    <style:style style:name="T11" style:family="text">
      <style:text-properties fo:color="#0047ff"/>
    </style:style>
    <style:style style:name="T12" style:family="text">
      <style:text-properties fo:color="#0047ff" style:font-name="Anonymous Pro1"/>
    </style:style>
    <style:style style:name="T13" style:family="text">
      <style:text-properties fo:color="#ff00ff"/>
    </style:style>
    <style:style style:name="T14" style:family="text">
      <style:text-properties fo:language="en" fo:country="US"/>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style:font-name="Anonymous Pro1"/>
    </style:style>
    <style:style style:name="T18" style:family="text">
      <style:text-properties fo:color="#000000" style:font-name="Anonymous Pro1" fo:font-weight="normal" style:font-weight-asian="normal" style:font-weight-complex="normal"/>
    </style:style>
    <style:style style:name="T19" style:family="text">
      <style:text-properties fo:color="#000000" style:font-name="Anonymous Pro1" fo:font-style="normal" style:font-style-asian="normal" style:font-style-complex="normal"/>
    </style:style>
    <style:style style:name="T20" style:family="text">
      <style:text-properties fo:color="#000000" style:text-position="super 58%"/>
    </style:style>
    <style:style style:name="T21" style:family="text">
      <style:text-properties fo:color="#000000" style:text-position="super 58%" fo:font-weight="normal" style:font-weight-asian="normal" style:font-weight-complex="normal"/>
    </style:style>
    <style:style style:name="T22" style:family="text">
      <style:text-properties fo:color="#000000" fo:font-style="italic" style:font-style-asian="italic" style:font-style-complex="italic"/>
    </style:style>
    <style:style style:name="T23" style:family="text">
      <style:text-properties fo:color="#000000" fo:font-weight="bold" style:font-weight-asian="bold" style:font-weight-complex="bold"/>
    </style:style>
    <style:style style:name="T24" style:family="text">
      <style:text-properties fo:color="#000000" fo:font-weight="normal" style:font-weight-asian="normal" style:font-weight-complex="normal"/>
    </style:style>
    <style:style style:name="T25" style:family="text">
      <style:text-properties fo:color="#000000" style:font-name="Times New Roman"/>
    </style:style>
    <style:style style:name="T26" style:family="text">
      <style:text-properties fo:color="#000000" style:font-name="Times New Roman" fo:font-weight="normal" style:font-weight-asian="normal" style:font-weight-complex="normal"/>
    </style:style>
    <style:style style:name="T27" style:family="text">
      <style:text-properties fo:color="#000000" fo:font-style="normal" style:font-style-asian="normal" style:font-style-complex="normal"/>
    </style:style>
    <style:style style:name="T28" style:family="text">
      <style:text-properties fo:color="#000000" style:text-underline-style="none" fo:font-weight="bold" style:font-weight-asian="bold" style:font-weight-complex="bol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false" style:run-through="foreground"/>
    </style:style>
    <style:style style:name="gr3" style:family="graphic">
      <style:graphic-properties draw:marker-start="" draw:marker-end="Стили_20_стрелок_20_2" draw:textarea-horizontal-align="center" draw:textarea-vertical-align="middle" style:run-through="foreground"/>
    </style:style>
    <style:style style:name="gr4" style:family="graphic">
      <style:graphic-properties draw:fill="none"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nditional recursive grammar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rgey Strukov 2014, version 1.00</text:p>
      <text:p text:style-name="P3"/>
      <text:p text:style-name="P3">Copyright <text:span text:style-name="T1">©</text:span> 2014 Sergey Strukov. All rights reserved.</text:p>
      <text:p text:style-name="P3">This document is public. You may freely distribute it free of charge as far as it's content, copyright notice and authorship is unchanged.</text:p>
      <text:h text:style-name="P11" text:outline-level="2">1. Formal languages.</text:h>
      <text:p text:style-name="Text_20_body">Developing computer technologies is based on using formal languages of different kinds and purposes. “Formal” means a language, whose syntax and semantic can be algorithmically defined. The first step of the language definition is a definition of texts, which are considered as formally correct. From the mathematical perspective we have an alphabet as a given finite set of <text:span text:style-name="T5">letters</text:span> and the set of all sequences of such letters – <text:span text:style-name="T5">words</text:span>. To define a language we need to select some subset of words. The selection must be constructive, i.e. there should be given a precise algorithm to determine if the given word belongs to the language. It is important, that this algorithm would be efficient. Another important thing is: the word processing must not only determine if the word is correct, but also give some information about meaning of this word. The usual meaning is a representation of the word as an <text:span text:style-name="T5">abstract syntax tree</text:span> (<text:span text:style-name="T2">AST</text:span>). Consider the following simple example.</text:p>
      <text:p text:style-name="Text_20_body">Let the alphabet consists of the following letters: <text:s/><text:span text:style-name="T7">x ( ) + *</text:span> . There is a way of language definition, which is called <text:span text:style-name="T5">context-free or recursive grammar</text:span>. In order to define a language such grammar introduce a finite set of variables, which are commonly called <text:span text:style-name="T5">non-terminals</text:span>. Each non-terminal has a finite set of associated <text:span text:style-name="T5">production rules</text:span>. Here is a grammar of the simple language <text:span text:style-name="T2">AMP</text:span>.</text:p>
      <text:p text:style-name="P4">! <text:span text:style-name="T11">A</text:span></text:p>
      <text:p text:style-name="P4"><text:s/>{</text:p>
      <text:p text:style-name="P4"><text:s text:c="2"/><text:span text:style-name="T11">M</text:span> <text:s text:c="4"/>: <text:span text:style-name="T13">castA</text:span></text:p>
      <text:p text:style-name="P4"><text:s text:c="2"/><text:span text:style-name="T11">A</text:span> <text:span text:style-name="T6">+</text:span> <text:span text:style-name="T11">M</text:span> : <text:span text:style-name="T13">opAdd</text:span></text:p>
      <text:p text:style-name="P4"><text:s/>}</text:p>
      <text:p text:style-name="P4"/>
      <text:p text:style-name="P6">M</text:p>
      <text:p text:style-name="P4"><text:s/>{</text:p>
      <text:p text:style-name="P4"><text:s text:c="2"/><text:span text:style-name="T11">P</text:span> <text:s text:c="4"/>: <text:span text:style-name="T13">castM</text:span></text:p>
      <text:p text:style-name="P4"><text:s text:c="2"/><text:span text:style-name="T11">P</text:span> <text:span text:style-name="T6">*</text:span> <text:span text:style-name="T11">M</text:span> : <text:span text:style-name="T13">opMul</text:span></text:p>
      <text:p text:style-name="P4"><text:s/>}</text:p>
      <text:p text:style-name="Код"/>
      <text:p text:style-name="P5">P</text:p>
      <text:p text:style-name="Код"><text:s/>{</text:p>
      <text:p text:style-name="Код"><text:s text:c="2"/><text:span text:style-name="T6">x</text:span> <text:s text:c="4"/>: <text:span text:style-name="T13">opVar</text:span></text:p>
      <text:p text:style-name="Код"><text:s text:c="2"/><text:span text:style-name="T6">(</text:span> <text:span text:style-name="T11">A</text:span> <text:span text:style-name="T6">)</text:span> : <text:span text:style-name="T13">opBra</text:span></text:p>
      <text:p text:style-name="Код"><text:s/>}</text:p>
      <text:p text:style-name="Text_20_body">This grammar has tree non-terminals: <text:span text:style-name="T12">A</text:span><text:span text:style-name="T3"> </text:span><text:span text:style-name="T12">M</text:span><text:span text:style-name="T3"> </text:span><text:span text:style-name="T12">P</text:span>. Production rules are written inside figure brackets. Each rule has a name. It is given after <text:span text:style-name="T3">:</text:span> . The rule body is simply a sequence of letters or non-terminals. A grammar defines word sets per each non-terminal simultaneously and recursively. The informal meaning of a rule is: substitute each non-terminal with the word from the <text:soft-page-break/>correspondent non-terminal word set and you will receive a word from the non-terminal word set the rule belongs to. The word set for the non-terminal <text:span text:style-name="T12">A</text:span> constitutes the language. </text:p>
      <text:p text:style-name="Text_20_body">For example, consider the following word: <text:span text:style-name="T7">( x + x ) * x</text:span>. It may be produced as following:</text:p>
      <text:p text:style-name="Код"><text:span text:style-name="T13">opVar</text:span>() → <text:span text:style-name="T6">x</text:span> : <text:span text:style-name="T11">P</text:span></text:p>
      <text:p text:style-name="Код"><text:span text:style-name="T13">castM</text:span>( <text:span text:style-name="T6">x</text:span> ) → <text:span text:style-name="T6">x</text:span> : <text:span text:style-name="T11">M</text:span></text:p>
      <text:p text:style-name="Код"><text:span text:style-name="T13">castA</text:span>( <text:span text:style-name="T6">x</text:span> ) → <text:span text:style-name="T6">x</text:span> : <text:span text:style-name="T11">A</text:span></text:p>
      <text:p text:style-name="Код"><text:span text:style-name="T13">opAdd</text:span>( <text:span text:style-name="T6">x</text:span> , <text:span text:style-name="T6">x</text:span> ) → <text:span text:style-name="T6">x + x</text:span> : <text:span text:style-name="T11">A</text:span></text:p>
      <text:p text:style-name="Код"><text:span text:style-name="T13">opBra</text:span>( <text:span text:style-name="T6">x + x</text:span> ) → <text:span text:style-name="T6">( x + x )</text:span> : <text:span text:style-name="T11">P</text:span></text:p>
      <text:p text:style-name="Код"><text:span text:style-name="T13">opMul</text:span>( <text:span text:style-name="T6">( x + x )</text:span> , <text:span text:style-name="T6">x</text:span> ) → <text:span text:style-name="T6">( x + x ) * x</text:span> : <text:span text:style-name="T11">M</text:span></text:p>
      <text:p text:style-name="Код"><text:span text:style-name="T13">castA</text:span>( <text:span text:style-name="T6">( x + x ) * x</text:span> ) → <text:span text:style-name="T6">( x + x ) * x</text:span> : <text:span text:style-name="T11">A</text:span></text:p>
      <text:p text:style-name="Text_20_body">Here words in brackets are substituted instead of non-terminals. This set of productions can be folded into the tree.</text:p>
      <text:p text:style-name="Text_20_body"/>
      <text:p text:style-name="Text_20_body"><draw:g text:anchor-type="paragraph" draw:z-index="0" draw:style-name="gr1"><draw:rect draw:style-name="gr2" draw:text-style-name="P14" svg:width="2.92cm" svg:height="0.865cm" svg:x="6.655cm" svg:y="10.698cm" draw:corner-radius="0.499cm">
      <text:p text:style-name="P13"><text:span text:style-name="T3">opMul</text:span></text:p>
     </draw:rect><draw:rect draw:style-name="gr2" draw:text-style-name="P14" svg:width="2.878cm" svg:height="0.865cm" svg:x="4.835cm" svg:y="8.649cm" draw:corner-radius="0.499cm">
      <text:p text:style-name="P13"><text:span text:style-name="T3">opBra</text:span></text:p>
     </draw:rect><draw:rect draw:style-name="gr2" draw:text-style-name="P14" svg:width="2.878cm" svg:height="0.865cm" svg:x="4.856cm" svg:y="6.765cm" draw:corner-radius="0.499cm">
      <text:p text:style-name="P13"><text:span text:style-name="T3">opAdd</text:span></text:p>
     </draw:rect><draw:rect draw:style-name="gr2" draw:text-style-name="P14" svg:width="2.878cm" svg:height="0.865cm" svg:x="3.014cm" svg:y="4.839cm" draw:corner-radius="0.499cm">
      <text:p text:style-name="P13"><text:span text:style-name="T3">castA</text:span></text:p>
     </draw:rect><draw:rect draw:style-name="gr2" draw:text-style-name="P14" svg:width="2.878cm" svg:height="0.865cm" svg:x="2.972cm" svg:y="3.082cm" draw:corner-radius="0.499cm">
      <text:p text:style-name="P13"><text:span text:style-name="T3">castM</text:span></text:p>
     </draw:rect><draw:rect draw:style-name="gr2" draw:text-style-name="P14" svg:width="2.878cm" svg:height="0.865cm" svg:x="6.761cm" svg:y="12.543cm" draw:corner-radius="0.499cm">
      <text:p text:style-name="P13"><text:span text:style-name="T3">castA</text:span></text:p>
     </draw:rect><draw:rect draw:style-name="gr2" draw:text-style-name="P14" svg:width="2.878cm" svg:height="0.865cm" svg:x="2.993cm" svg:y="1.452cm" draw:corner-radius="0.499cm">
      <text:p text:style-name="P13"><text:span text:style-name="T3">opVar</text:span></text:p>
     </draw:rect><draw:rect draw:style-name="gr2" draw:text-style-name="P14" svg:width="2.878cm" svg:height="0.865cm" svg:x="6.463cm" svg:y="4.75cm" draw:corner-radius="0.499cm">
      <text:p text:style-name="P13"><text:span text:style-name="T3">castM</text:span></text:p>
     </draw:rect><draw:rect draw:style-name="gr2" draw:text-style-name="P14" svg:width="2.878cm" svg:height="0.865cm" svg:x="6.526cm" svg:y="3.057cm" draw:corner-radius="0.499cm">
      <text:p text:style-name="P13"><text:span text:style-name="T3">opVar</text:span></text:p>
     </draw:rect><draw:rect draw:style-name="gr2" draw:text-style-name="P14" svg:width="2.878cm" svg:height="0.865cm" svg:x="8.939cm" svg:y="6.698cm" draw:corner-radius="0.499cm">
      <text:p text:style-name="P13"><text:span text:style-name="T3">opVar</text:span></text:p>
     </draw:rect><draw:rect draw:style-name="gr2" draw:text-style-name="P14" svg:width="2.878cm" svg:height="0.865cm" svg:x="9.024cm" svg:y="8.603cm" draw:corner-radius="0.499cm">
      <text:p text:style-name="P13"><text:span text:style-name="T3">castM</text:span></text:p>
     </draw:rect><draw:line draw:style-name="gr3" draw:text-style-name="P13" svg:x1="4.325cm" svg:y1="3.946cm" svg:x2="4.325cm" svg:y2="4.839cm">
      <text:p/>
     </draw:line><draw:line draw:style-name="gr3" draw:text-style-name="P13" svg:x1="4.325cm" svg:y1="2.316cm" svg:x2="4.325cm" svg:y2="3.082cm">
      <text:p/>
     </draw:line><draw:line draw:style-name="gr3" draw:text-style-name="P13" svg:x1="10.315cm" svg:y1="5.805cm" svg:x2="10.315cm" svg:y2="6.698cm">
      <text:p/>
     </draw:line><draw:line draw:style-name="gr3" draw:text-style-name="P13" svg:x1="7.881cm" svg:y1="3.921cm" svg:x2="7.881cm" svg:y2="4.814cm">
      <text:p/>
     </draw:line><draw:line draw:style-name="gr3" draw:text-style-name="P13" svg:x1="4.367cm" svg:y1="5.703cm" svg:x2="5.976cm" svg:y2="6.765cm">
      <text:p/>
     </draw:line><draw:line draw:style-name="gr3" draw:text-style-name="P13" svg:x1="7.86cm" svg:y1="5.595cm" svg:x2="6.632cm" svg:y2="6.766cm">
      <text:p/>
     </draw:line><draw:line draw:style-name="gr3" draw:text-style-name="P13" svg:x1="6.251cm" svg:y1="7.629cm" svg:x2="6.251cm" svg:y2="8.649cm">
      <text:p/>
     </draw:line><draw:line draw:style-name="gr3" draw:text-style-name="P13" svg:x1="10.356cm" svg:y1="7.562cm" svg:x2="10.356cm" svg:y2="8.603cm">
      <text:p/>
     </draw:line><draw:line draw:style-name="gr3" draw:text-style-name="P13" svg:x1="6.188cm" svg:y1="9.513cm" svg:x2="7.818cm" svg:y2="10.698cm">
      <text:p/>
     </draw:line><draw:line draw:style-name="gr3" draw:text-style-name="P13" svg:x1="10.294cm" svg:y1="9.467cm" svg:x2="8.495cm" svg:y2="10.698cm">
      <text:p/>
     </draw:line><draw:line draw:style-name="gr3" draw:text-style-name="P13" svg:x1="8.093cm" svg:y1="11.564cm" svg:x2="8.093cm" svg:y2="12.545cm">
      <text:p/>
     </draw:line><draw:line draw:style-name="gr3" draw:text-style-name="P13" svg:x1="7.86cm" svg:y1="2.166cm" svg:x2="7.86cm" svg:y2="3.059cm">
      <text:p/>
     </draw:line><draw:line draw:style-name="gr3" draw:text-style-name="P13" svg:x1="4.304cm" svg:y1="0.559cm" svg:x2="4.304cm" svg:y2="1.452cm">
      <text:p/>
     </draw:line><draw:ellipse draw:style-name="gr4" draw:text-style-name="P13" svg:width="0.72cm" svg:height="0.678cm" svg:x="3.96cm" svg:y="-0.162cm">
      <text:p text:style-name="P13">x</text:p>
     </draw:ellipse><draw:ellipse draw:style-name="gr4" draw:text-style-name="P13" svg:width="0.72cm" svg:height="0.678cm" svg:x="7.473cm" svg:y="1.489cm">
      <text:p text:style-name="P13">x</text:p>
     </draw:ellipse><draw:ellipse draw:style-name="gr4" draw:text-style-name="P13" svg:width="0.72cm" svg:height="0.678cm" svg:x="9.971cm" svg:y="5.109cm">
      <text:p text:style-name="P13">x</text:p>
     </draw:ellipse>
    </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e will discuss recursive grammars and <text:span text:style-name="T5">conditional recursive grammars</text:span> and methods of <text:span text:style-name="T5">parsing</text:span> in the following sections. The language <text:span text:style-name="T2">AMP</text:span> will be used as the main example to make the <text:s/>narration more concrete and illustrative.</text:p>
      <text:p text:style-name="Text_20_body"/>
      <text:h text:style-name="P11" text:outline-level="2">2. Recursive grammars and parsing. LR1 grammars.</text:h>
      <text:p text:style-name="Text_20_body">Let as start with the terminology. We are using the term <text:span text:style-name="T5">atoms</text:span> instead of letters and s<text:span text:style-name="T5">yntax classes</text:span> (or simply <text:span text:style-name="T5">synts</text:span>) instead of non-terminals in the further narration. The second important thing is: don't assume that atoms are directly corresponds to the text letters. In the real examples of the formal language applications for the text processing the input text is processed first by a <text:span text:style-name="T5">tokenizer</text:span>. This process converts a text into the sequence of tokens and then these tokens are converted to atoms. Each atom belongs to some atom class and may have an associated value of some type. These values are essential for the text interpretation. For example, consider such text as:</text:p>
      <text:p text:style-name="Код">( 1 + 2 ) * 3</text:p>
      <text:p text:style-name="Text_20_body">It can be interpreted as the <text:span text:style-name="T2">AMP</text:span> word like this</text:p>
      <text:p text:style-name="Код">( x<text:span text:style-name="T6">[1]</text:span> + x<text:span text:style-name="T6">[2]</text:span> ) * x<text:span text:style-name="T6">[3]</text:span></text:p>
      <text:p text:style-name="Text_20_body">Here values of each <text:span text:style-name="T4">x</text:span> is presented in square brackets. Then we can process the text above using usual arithmetic operations according the syntax tree, derived from the <text:span text:style-name="T2">AMP</text:span> word. From the programmers perspective we can imagine some calculation system. This system operates on values of the following types:</text:p>
      <text:p text:style-name="Код">type_A</text:p>
      <text:p text:style-name="Код">type_M</text:p>
      <text:p text:style-name="Код">type_P</text:p>
      <text:p text:style-name="Код">type_x</text:p>
      <text:p text:style-name="Text_20_body">Production rules are the functions:</text:p>
      <text:p text:style-name="Код">type_P opVar(type_x);</text:p>
      <text:p text:style-name="Код">type_P opBra(type_A); </text:p>
      <text:p text:style-name="Код">type_A castA(type_M);</text:p>
      <text:p text:style-name="Код">type_M castM(type_P);</text:p>
      <text:p text:style-name="Код">type_A opAdd(type_A,type_M);</text:p>
      <text:p text:style-name="Код">type_M opMul(type_P,type_M);</text:p>
      <text:p text:style-name="Text_20_body">Then interpretation of the text can be given as the following formula:</text:p>
      <text:p text:style-name="Код">type_A result = castA(opMul( opBra(opAdd( castA(castM(opVar(1))) , castM(opVar(2)) )) , castM(opVar(3)) ));</text:p>
      <text:p text:style-name="Text_20_body">An exact meaning of these types and functions is not important from the language perspective. They may build an <text:span text:style-name="T2">AST</text:span> representation of some kind or perform a direct arithmetic computation of the arguments.</text:p>
      <text:p text:style-name="Text_20_body"><text:span text:style-name="T5">Parsing</text:span> means the restoration of the way how the given word is produced by the grammar. There is a convenient way of the plain representation of the <text:span text:style-name="T2">AST</text:span> and the definition of the parsing process. Consider the <text:span text:style-name="T2">AMP</text:span> grammar. Let's modify it by the following way:</text:p>
      <text:p text:style-name="Text_20_body"/>
      <text:p text:style-name="Text_20_body"/>
      <text:p text:style-name="P4"><text:soft-page-break/>! <text:span text:style-name="T11">A</text:span></text:p>
      <text:p text:style-name="P4"><text:s/>{</text:p>
      <text:p text:style-name="P4"><text:s text:c="2"/><text:span text:style-name="T11">M</text:span> <text:s text:c="4"/><text:span text:style-name="T6">@castA</text:span><text:span text:style-name="T13"> </text:span>: <text:span text:style-name="T13">castA</text:span></text:p>
      <text:p text:style-name="P4"><text:s text:c="2"/><text:span text:style-name="T11">A</text:span> <text:span text:style-name="T6">+</text:span> <text:span text:style-name="T11">M</text:span> <text:span text:style-name="T6">@opAdd</text:span> : <text:span text:style-name="T13">opAdd</text:span></text:p>
      <text:p text:style-name="P4"><text:s/>}</text:p>
      <text:p text:style-name="P4"/>
      <text:p text:style-name="P6">M</text:p>
      <text:p text:style-name="P4"><text:s/>{</text:p>
      <text:p text:style-name="P4"><text:s text:c="2"/><text:span text:style-name="T11">P</text:span> <text:s text:c="4"/><text:span text:style-name="T6">@castM</text:span> : <text:span text:style-name="T13">castM</text:span></text:p>
      <text:p text:style-name="P4"><text:s text:c="2"/><text:span text:style-name="T11">P</text:span> <text:span text:style-name="T6">*</text:span> <text:span text:style-name="T11">M</text:span> <text:span text:style-name="T6">@opMul</text:span> : <text:span text:style-name="T13">opMul</text:span></text:p>
      <text:p text:style-name="P4"><text:s/>}</text:p>
      <text:p text:style-name="Код"/>
      <text:p text:style-name="P5">P</text:p>
      <text:p text:style-name="Код"><text:s/>{</text:p>
      <text:p text:style-name="Код"><text:s text:c="2"/><text:span text:style-name="T6">x</text:span> <text:s text:c="4"/><text:span text:style-name="T6">@opVar</text:span> : <text:span text:style-name="T13">opVar</text:span></text:p>
      <text:p text:style-name="Код"><text:s text:c="2"/><text:span text:style-name="T6">(</text:span> <text:span text:style-name="T11">A</text:span> <text:span text:style-name="T6">)</text:span> <text:span text:style-name="T6">@opBra</text:span> : <text:span text:style-name="T13">opBra</text:span></text:p>
      <text:p text:style-name="Код"><text:s/>}</text:p>
      <text:p text:style-name="Text_20_body">We add a trailing special atom at the each rule. When we produce a word, using this extended grammar, these atoms allow us to restore the production process uniquely. For example,</text:p>
      <text:p text:style-name="P7">( x @opVar <text:span text:style-name="T14">@castM @castA </text:span>+ x @opVar <text:span text:style-name="T14">@castM @opAdd </text:span>) @opBra * x @opVar <text:span text:style-name="T14">@castM @opMul @castA</text:span></text:p>
      <text:p text:style-name="Text_20_body">Compare it with the <text:span text:style-name="T2">AST</text:span> graph above. If you erase the extended atoms, you will get the original word:</text:p>
      <text:p text:style-name="P7">( x + x ) * x</text:p>
      <text:p text:style-name="Text_20_body">So <text:span text:style-name="T5">parsing</text:span> may be considered as the process of lifting the given word to the extended one by the insertion of extended atoms. Once it's done, you have the <text:span text:style-name="T2">AST</text:span><text:span text:style-name="T15">, in the plane form</text:span>. If this can be done uniquely, the grammar is called uniquely decoded. The main problem is to develop an algorithm to perform the parsing efficiently.</text:p>
      <text:p text:style-name="Text_20_body">Let's back to the <text:span text:style-name="T2">AST</text:span> folding. Behold, the rule functions can be treated with extended lists of arguments.</text:p>
      <text:p text:style-name="Код">type_P opVar(type_x);</text:p>
      <text:p text:style-name="Код">type_P opBra(type_unused,type_A,type_unused); </text:p>
      <text:p text:style-name="Код">type_A castA(type_M);</text:p>
      <text:p text:style-name="Код">type_M castM(type_P);</text:p>
      <text:p text:style-name="Код"><text:soft-page-break/>type_A opAdd(type_A,type_unused,type_M);</text:p>
      <text:p text:style-name="Код">type_M opMul(type_P,type_unused,type_M);</text:p>
      <text:p text:style-name="Text_20_body">In practice we don't need some atoms to interpret a language word. So we eliminate the unused rule arguments. It can be done using the special type <text:span text:style-name="T3">type_unused</text:span> to express a value of such atoms. If we have an extended word, we can calculate the correspondent function formula using the parsing stack. This stack is a polymorphic stack. It holds values of different types. The algorithm for the word processing is simple. Initially the stack is empty. We peak up atoms one-by-one and push the to the stack. But if the atom is extended, we don't push it, instead we apply the correspondent function to the top stack entries. These entries are pop from the stack, passed to the function and the result is pushed to the stack. Once we finish, the stack will contain the single element with the formula result. Consider this input:</text:p>
      <text:p text:style-name="P7">( x[1] @opVar <text:span text:style-name="T14">@castM @castA </text:span>+ x[2] @opVar <text:span text:style-name="T14">@castM @opAdd </text:span>) @opBra * x[3] @opVar <text:span text:style-name="T14">@castM @opMul @castA</text:span></text:p>
      <text:p text:style-name="Text_20_body">Stack evolution is:</text:p>
      <text:p text:style-name="Код"/>
      <text:p text:style-name="P7">(</text:p>
      <text:p text:style-name="P7">( x[1]</text:p>
      <text:p text:style-name="P7">( <text:span text:style-name="T16">opVar(</text:span>x[1]<text:span text:style-name="T16">)</text:span></text:p>
      <text:p text:style-name="P7">( <text:span text:style-name="T16">castM(opVar(</text:span>x[1]<text:span text:style-name="T16">))</text:span></text:p>
      <text:p text:style-name="P7">(<text:span text:style-name="T16"> castA(castM(opVar(</text:span>x[1]<text:span text:style-name="T16">)))</text:span></text:p>
      <text:p text:style-name="P7">(<text:span text:style-name="T16"> castA(castM(opVar(</text:span>x[1]<text:span text:style-name="T16">))) </text:span>+</text:p>
      <text:p text:style-name="P7">(<text:span text:style-name="T16"> castA(castM(opVar(</text:span>x[1]<text:span text:style-name="T16">))) </text:span>+ x[2]</text:p>
      <text:p text:style-name="P7">(<text:span text:style-name="T16"> castA(castM(opVar(</text:span>x[1]<text:span text:style-name="T16">))) </text:span>+ <text:span text:style-name="T16">opVar(</text:span>x[2]<text:span text:style-name="T16">)</text:span></text:p>
      <text:p text:style-name="P7">(<text:span text:style-name="T16"> castA(castM(opVar(</text:span>x[1]<text:span text:style-name="T16">))) </text:span>+ <text:span text:style-name="T16">castM(opVar(</text:span>x[2]<text:span text:style-name="T16">))</text:span></text:p>
      <text:p text:style-name="P7">( <text:span text:style-name="T16">opAdd(castA(castM(opVar(</text:span>x[1]<text:span text:style-name="T16">))),</text:span>+<text:span text:style-name="T16">,castM(opVar(</text:span>x[2]<text:span text:style-name="T16">)))</text:span></text:p>
      <text:p text:style-name="P7">( <text:span text:style-name="T16">opAdd(...) </text:span>)</text:p>
      <text:p text:style-name="P8">opBra(<text:span text:style-name="T6">(</text:span>,opAdd(...),<text:span text:style-name="T6">)</text:span>)</text:p>
      <text:p text:style-name="P8">opBra(<text:span text:style-name="T6">(</text:span>,opAdd(...),<text:span text:style-name="T6">)</text:span>) <text:span text:style-name="T6">*</text:span></text:p>
      <text:p text:style-name="P8">opBra(<text:span text:style-name="T6">(</text:span>,opAdd(...),<text:span text:style-name="T6">)</text:span>) <text:span text:style-name="T6">* x[3]</text:span></text:p>
      <text:p text:style-name="P8">opBra(<text:span text:style-name="T6">(</text:span>,opAdd(...),<text:span text:style-name="T6">)</text:span>) <text:span text:style-name="T6">* </text:span>castM(<text:span text:style-name="T6">x[3]</text:span>)</text:p>
      <text:p text:style-name="P8">opMul(opBra(<text:span text:style-name="T6">(</text:span>,opAdd(...),<text:span text:style-name="T6">)</text:span>),<text:span text:style-name="T6">*</text:span>,castM(<text:span text:style-name="T6">x[3]</text:span>))</text:p>
      <text:p text:style-name="Код"><text:span text:style-name="T16">castA(opMul(opBra(</text:span><text:span text:style-name="T6">(</text:span><text:span text:style-name="T16">,opAdd(...),</text:span><text:span text:style-name="T6">)</text:span><text:span text:style-name="T16">),</text:span><text:span text:style-name="T6">*</text:span><text:span text:style-name="T16">,castM(</text:span><text:span text:style-name="T6">x[3]</text:span><text:span text:style-name="T16">)))</text:span></text:p>
      <text:p text:style-name="Text_20_body"><text:span text:style-name="T16">Parsing stack can be used not only for tree folding, but for parsing itself also. In practice, these two tasks are performed simultaneously. Let's take the same input and split it into two parts:</text:span></text:p>
      <text:p text:style-name="P7">( x[1] @opVar <text:span text:style-name="T14">@castM @castA </text:span>+ x[2] @opVar <text:span text:style-name="T14">@castM</text:span></text:p>
      <text:p text:style-name="Код"><text:soft-page-break/><text:span text:style-name="T16">and</text:span></text:p>
      <text:p text:style-name="P7"><text:span text:style-name="T14">@opAdd </text:span>) @opBra * x[3] @opVar <text:span text:style-name="T14">@castM @opMul @castA</text:span></text:p>
      <text:p text:style-name="Text_20_body"><text:span text:style-name="T16">Then erase extended atoms in the second part.</text:span></text:p>
      <text:p text:style-name="P7">) * x[3] </text:p>
      <text:p text:style-name="Text_20_body"><text:span text:style-name="T16">We can fold the first part using the stack.</text:span></text:p>
      <text:p text:style-name="P7">(<text:span text:style-name="T16"> castA(castM(opVar(</text:span>x[1]<text:span text:style-name="T16">))) </text:span>+<text:span text:style-name="T16"> castM(opVar(</text:span>x[2]<text:span text:style-name="T16">))</text:span></text:p>
      <text:p text:style-name="P7"><text:span text:style-name="T16">or</text:span></text:p>
      <text:p text:style-name="P7">( A + M</text:p>
      <text:p text:style-name="Text_20_body"><text:span text:style-name="T16">What we need at the moment is to determine the next atom. It may be </text:span><text:span text:style-name="T7">)</text:span><text:span text:style-name="T16"> or one of the extended atoms (we actually know, that in this example it is </text:span><text:span text:style-name="T9">@opAdd</text:span><text:span text:style-name="T16">). This atom is a function of two arguments: </text:span></text:p>
      <text:p text:style-name="Код"><text:span text:style-name="T16">Rule NextRule( Element</text:span><text:span text:style-name="T20">*</text:span><text:span text:style-name="T16"> , Atom</text:span><text:span text:style-name="T20">*</text:span><text:span text:style-name="T16"> )</text:span></text:p>
      <text:p text:style-name="Text_20_body"><text:span text:style-name="T16">Here </text:span><text:span text:style-name="T17">Atom</text:span><text:span text:style-name="T16"> is the set of atoms, </text:span><text:span text:style-name="T17">Element</text:span><text:span text:style-name="T16"> is the set of element. Elements are atoms and synts. The upper asterisk is a Kleene star. The stack contains a sequence of element. The first argument is the stack content and the second is the remaining atom sequence. </text:span><text:span text:style-name="T17">NextRule</text:span><text:span text:style-name="T16"> returns either a rule or the special </text:span><text:span text:style-name="T22">shift rule</text:span><text:span text:style-name="T27"> (</text:span><text:span text:style-name="T19">&lt;-</text:span><text:span text:style-name="T27">)</text:span><text:span text:style-name="T16">. The shift rule pushes the next atom to the stack. We can define such function, if the grammar is uniquely decoded. This function is a </text:span><text:span text:style-name="T22">partial function</text:span><text:span text:style-name="T16">, i.e. it is defined only on some subset of arguments. The next task is to find an efficient algorithm to calculate this function.</text:span></text:p>
      <text:p text:style-name="Text_20_body"><text:span text:style-name="T16">There is a practically important class of grammars, called </text:span><text:span text:style-name="T22">LR1 grammars</text:span><text:span text:style-name="T16">. These grammars has efficient algorithm to calculate the function </text:span><text:span text:style-name="T17">NextRule</text:span><text:span text:style-name="T16">. By definition, the grammar is </text:span><text:span text:style-name="T23">LR1</text:span><text:span text:style-name="T24">, if </text:span><text:span text:style-name="T18">NextRule</text:span><text:span text:style-name="T24"> depends only on the first atom of the second argument. I.e. there is a function </text:span></text:p>
      <text:p text:style-name="Код"><text:span text:style-name="T24">Rule NextRule1( Element</text:span><text:span text:style-name="T21">*</text:span><text:span text:style-name="T24"> , Atom )</text:span></text:p>
      <text:p text:style-name="P12"><text:span text:style-name="T24">such as</text:span></text:p>
      <text:p text:style-name="Код"><text:span text:style-name="T24">NextRule( S , R ) = NextRule1( S , first_atom( R ) )</text:span></text:p>
      <text:p text:style-name="Text_20_body"><text:span text:style-name="T24">To handle the situation of the empty </text:span><text:span text:style-name="T18">R</text:span><text:span text:style-name="T24"> we add the special atom </text:span><text:span text:style-name="T18">(End)</text:span><text:span text:style-name="T26">, such that </text:span><text:span text:style-name="T18">fist_atom( <text:s/>) = (End)</text:span><text:span text:style-name="T24">.</text:span></text:p>
      <text:p text:style-name="Text_20_body"><text:span text:style-name="T24">It is convenient to draw a table like this:</text:span></text:p>
      <text:p text:style-name="Код"><text:span text:style-name="T10">(End)</text:span><text:span text:style-name="T24"> : opAdd</text:span></text:p>
      <text:p text:style-name="Код"><text:span text:style-name="T10">*</text:span><text:span text:style-name="T24"> <text:s text:c="4"/>: &lt;-</text:span></text:p>
      <text:p text:style-name="Код"><text:span text:style-name="T10">+</text:span><text:span text:style-name="T24"> <text:s text:c="4"/>: opAdd</text:span></text:p>
      <text:p text:style-name="Text_20_body"><text:span text:style-name="T16">This table defines the next rule for the given first argument. In our article we call such table </text:span><text:span text:style-name="T22">final</text:span><text:span text:style-name="T16">. The set of all finals is finite, so we can define </text:span><text:span text:style-name="T17">NextRule1</text:span><text:span text:style-name="T16"> with means of the function</text:span></text:p>
      <text:p text:style-name="Код"><text:span text:style-name="T16">Final NextFinal( </text:span><text:span text:style-name="T24">Element</text:span><text:span text:style-name="T21">*</text:span><text:span text:style-name="T16"> )</text:span></text:p>
      <text:p text:style-name="Text_20_body"><text:span text:style-name="T16">For example, </text:span><text:span text:style-name="T17">NextFinal( </text:span><text:span text:style-name="T7">( A + M</text:span><text:span text:style-name="T17"> )</text:span><text:span text:style-name="T25"> is</text:span></text:p>
      <text:p text:style-name="Код"><text:soft-page-break/><text:span text:style-name="T6">)</text:span><text:span text:style-name="T16"> : opAdd</text:span></text:p>
      <text:p text:style-name="Код"><text:span text:style-name="T6">+</text:span><text:span text:style-name="T16"> : opAdd</text:span></text:p>
      <text:p text:style-name="Text_20_body"><text:span text:style-name="T16">The key theorem claims that the function </text:span><text:span text:style-name="T17">NextFinal</text:span><text:span text:style-name="T16"> can be calculated using some finite state machine. We will discuss this way of calculation in the next section.</text:span></text:p>
      <text:p text:style-name="Text_20_body"><text:span text:style-name="T16">Some additional comments. What if the grammar is not </text:span><text:span text:style-name="T23">LR1</text:span><text:span text:style-name="T16">? How can we determine if it is such? The answer is simple. For </text:span><text:span text:style-name="T28">any</text:span><text:span text:style-name="T16"> grammar we can construct the function </text:span><text:span text:style-name="T17">NextFinal</text:span><text:span text:style-name="T25">(and the correspondent state machine).</text:span><text:span text:style-name="T16"> The only problem is, that some bad final may have multiple rules like:</text:span></text:p>
      <text:p text:style-name="Код"><text:span text:style-name="T6">)</text:span><text:span text:style-name="T16"> : opAdd &lt;- (rule-shift conflict)</text:span></text:p>
      <text:p text:style-name="Text_20_body"><text:span text:style-name="T16">or</text:span></text:p>
      <text:p text:style-name="Код"><text:span text:style-name="T6">)</text:span><text:span text:style-name="T16"> : opAdd opMul (rule-rule conflict)</text:span></text:p>
      <text:p text:style-name="Text_20_body"><text:span text:style-name="T16">In this case the grammar is not </text:span><text:span text:style-name="T23">LR1</text:span><text:span text:style-name="T16">.</text:span></text:p>
      <text:p text:style-name="Text_20_body"><text:span text:style-name="T16">The similar definitions exist for grammars </text:span><text:span text:style-name="T23">LR2</text:span><text:span text:style-name="T16">, </text:span><text:span text:style-name="T23">LR3</text:span><text:span text:style-name="T16">, etc. An also there is state machines to calculate functions </text:span><text:span text:style-name="T17">NextFinal</text:span><text:span text:style-name="T16"> for such grammars. The problem is the state machine size may grow so quickly, that it is not practically usable. That is why </text:span><text:span text:style-name="T23">LR1</text:span><text:span text:style-name="T16"> is the most convenient class of grammars: such grammars are powerful enough for many situations and the same time they can be efficiently parsed. </text:span></text:p>
      <text:p text:style-name="Text_20_body"><text:span text:style-name="T16"/></text:p>
      <text:p text:style-name="Text_20_body"><text:span text:style-name="T16"/></text:p>
      <text:p text:style-name="Text_20_body"><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Стили_20_стрелок_20_2" draw:display-name="Стили стрелок 2"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1cm" style:auto-text-indent="false" style:page-numb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Код" style:family="paragraph" style:parent-style-name="Text_20_body" style:class="text" style:master-page-name="">
      <style:paragraph-properties fo:margin-left="0cm" fo:margin-right="0cm" fo:text-indent="0cm" style:auto-text-indent="false" style:page-number="auto" fo:background-color="transparent" fo:padding="0.049cm" fo:border="0.002cm solid #000000" style:shadow="none">
        <style:tab-stops/>
        <style:background-image/>
      </style:paragraph-properties>
      <style:text-properties style:font-name="Anonymous Pr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3T22:54:49.53</meta:creation-date>
    <meta:editing-cycles>204</meta:editing-cycles>
    <meta:editing-duration>PT07H57M16S</meta:editing-duration>
    <dc:description>This document contains desciption of conditional recursive grammars.</dc:description>
    <meta:keyword>formal grammars</meta:keyword>
    <dc:subject>Conditional recursive grammars</dc:subject>
    <dc:title>Conditional recursive grammars</dc:title>
    <dc:date>2014-02-13T15:56:06.78</dc:date>
    <meta:generator>OpenOffice.org/3.0$Win32 OpenOffice.org_project/300m9$Build-9358</meta:generator>
    <meta:document-statistic meta:table-count="0" meta:image-count="0" meta:object-count="0" meta:page-count="9" meta:paragraph-count="136" meta:word-count="1875" meta:character-count="10755"/>
    <meta:user-defined meta:name="Поле 1"/>
    <meta:user-defined meta:name="Поле 2"/>
    <meta:user-defined meta:name="Поле 3"/>
    <meta:user-defined meta:name="Поле 4"/>
  </office:meta>
</office:document-meta>
</file>